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20D08000122F00403A402.wmf" manifest:media-type=""/>
  <manifest:file-entry manifest:full-path="Pictures/2000000900026F8700021C5480D941D5.wmf" manifest:media-type=""/>
  <manifest:file-entry manifest:full-path="Pictures/200000090001E9FF0000FFE7A35071C6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0pt" fo:language="de" fo:country="DE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1" fo:font-size="10pt" fo:language="de" fo:country="DE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chmal sind plötzlich die Animations-Icons "weg" :-(,</text:span></text:p>
      <text:p text:style-name="Standard"><text:span text:style-name="T1">auch ein Neustart von Windows oder Taylor hilft nicht, auch nicht das Laden anderer Modelle.</text:span></text:p>
      <text:p text:style-name="P1"/>
      <text:p text:style-name="Standard"><text:span text:style-name="T1">Taylor erzeugt eine Datei <text:s/>"taylor2.it2" und "taylor2.dbs" im lokalen Modell-Verzeichnis !</text:span></text:p>
      <text:p text:style-name="P1"/>
      <text:p text:style-name="Standard"><text:span text:style-name="T1">Es wird sogar empfohlen, Taylor-Modelle im Taylor-Programm-Hauptverzeichnis anzulegen, damit diese</text:span></text:p>
      <text:p text:style-name="Standard"><text:span text:style-name="T1">Icon-Verzeichnisse "immer" gefunden werden !</text:span></text:p>
      <text:p text:style-name="P1"/>
      <text:p text:style-name="Standard"><text:span text:style-name="T1">Wenn Icons plötzlich weg sind, </text:span></text:p>
      <text:p text:style-name="Standard"><text:span text:style-name="T1">Taylor neu laden, 1 x Animation durchführen, DANACH</text:span></text:p>
      <text:p text:style-name="P1"/>
      <text:p text:style-name="Standard"><text:span text:style-name="T1">mit "Tools / 2D Icons Editor" <text:s/>den Icons-Editor laden,</text:span></text:p>
      <text:p text:style-name="P1"/>
      <text:p text:style-name="Standard"><text:span text:style-name="T1">die Fehlermeldung</text:span></text:p>
      <text:p text:style-name="Standard"><draw:frame draw:style-name="fr1" text:anchor-type="as-char" svg:width="5.08cm" svg:height="2.813cm" draw:z-index="0"><draw:image xlink:href="Pictures/2000000900020D08000122F00403A402.wmf" xlink:type="simple" xlink:show="embed" xlink:actuate="onLoad"/></draw:frame></text:p>
      <text:p text:style-name="Standard"><text:span text:style-name="T1">wegklicken</text:span></text:p>
      <text:p text:style-name="P1"/>
      <text:p text:style-name="Standard"><text:span text:style-name="T1">und darin mit "File / Load Icon Library" eine Icons-Datei aus dem Verzeichnis</text:span></text:p>
      <text:p text:style-name="P1"/>
      <text:p text:style-name="Standard"><text:span text:style-name="T1">C:\T4W\ICONS\</text:span></text:p>
      <text:p text:style-name="Standard"><text:span text:style-name="T1">laden, z.B.</text:span></text:p>
      <text:p text:style-name="P1"/>
      <text:p text:style-name="Standard"><text:span text:style-name="T1">C:\T4W\ICONS\TAYLOR2.IT2</text:span></text:p>
      <text:p text:style-name="P1"/>
      <text:p text:style-name="Standard"><text:span text:style-name="T1">, im modalen Menü "Confirm"</text:span></text:p>
      <text:p text:style-name="Standard"><draw:frame draw:style-name="fr1" text:anchor-type="as-char" svg:width="4.74cm" svg:height="2.475cm" draw:z-index="1"><draw:image xlink:href="Pictures/200000090001E9FF0000FFE7A35071C6.wmf" xlink:type="simple" xlink:show="embed" xlink:actuate="onLoad"/></draw:frame></text:p>
      <text:p text:style-name="Standard"><text:span text:style-name="T1">"Nein" drücken.</text:span></text:p>
      <text:p text:style-name="P1"/>
      <text:p text:style-name="Standard"><text:span text:style-name="T1">Danach mit "File - Exit" den Icons-Editor verlassen, und im auftauchenden modalen Fenster</text:span></text:p>
      <text:p text:style-name="Standard"><draw:frame draw:style-name="fr1" text:anchor-type="as-char" svg:width="6.033cm" svg:height="5.226cm" draw:z-index="2"><draw:image xlink:href="Pictures/2000000900026F8700021C5480D941D5.wmf" xlink:type="simple" xlink:show="embed" xlink:actuate="onLoad"/></draw:frame></text:p>
      <text:p text:style-name="Standard"><text:span text:style-name="T1">"Color Use" wählen: "256 Colors" !</text:span></text:p>
      <text:p text:style-name="P1"/>
      <text:p text:style-name="Standard"><text:span text:style-name="T1">Taucht der Confirm-Bildschirm nicht auf, kann es sein, daß Taylor beim nächsten Simulationsstart mit einer </text:span><text:soft-page-break/><text:span text:style-name="T1">Schutzverletzung abbricht ! Dann vor Aufruf des Icon-Editors eine Animation laufen lassen <text:s/>( Workaround der funktioniert hat :-) )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2" meta:word-count="150" meta:character-count="1072" meta:non-whitespace-character-count="934"/>
    <meta:generator>LibreOffice/3.6$Windows_x86 LibreOffice_project/e183d5b-f8ccaf6-3804794-95b4be8-895629</meta:generator>
  </office:meta>
</office:document-meta>
</file>